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billDocumentTracked.xml"/>
  <manifest:file-entry manifest:media-type="text/xml" manifest:full-path="Basic/Standard/Test.xml"/>
  <manifest:file-entry manifest:media-type="text/xml" manifest:full-path="Basic/Standard/Comm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Standard">
      <style:paragraph-properties fo:text-align="center" style:justify-single-word="false"/>
      <style:text-properties fo:color="#000000" fo:letter-spacing="-0.002in" style:font-size-complex="12pt" style:font-weight-complex="bold"/>
    </style:style>
    <style:style style:name="P4" style:family="paragraph" style:parent-style-name="Standard">
      <style:paragraph-properties fo:text-align="center" style:justify-single-word="false"/>
      <style:text-properties fo:color="#000000" fo:letter-spacing="-0.0016in" style:font-size-complex="12pt" style:font-style-complex="italic"/>
    </style:style>
    <style:style style:name="P5" style:family="paragraph" style:parent-style-name="Standard">
      <style:paragraph-properties fo:text-align="center" style:justify-single-word="false"/>
      <style:text-properties fo:color="#000000" fo:letter-spacing="-0.002in" style:font-size-complex="12pt" style:font-style-complex="italic" style:font-weight-complex="bold"/>
    </style:style>
    <style:style style:name="P6" style:family="paragraph" style:parent-style-name="Standard">
      <style:paragraph-properties fo:text-align="center" style:justify-single-word="false"/>
      <style:text-properties fo:color="#000000" fo:letter-spacing="-0.0043in" style:font-size-complex="12pt" style:font-weight-complex="bold"/>
    </style:style>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Sect1" style:family="section">
      <style:section-properties style:editable="false">
        <style:columns fo:column-count="0" fo:column-gap="0in"/>
      </style:section-properties>
    </style: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office:forms form:automatic-focus="false" form:apply-design-mode="false"/>
      <text:tracked-changes>
        <text:changed-region text:id="ct94177032">
          <text:deletion>
            <office:change-info>
              <dc:creator>Miriam SSebanankita</dc:creator>
              <dc:date>2007-03-20T13:56:00</dc:date>
            </office:change-info>
            <text:p text:style-name="article-text">shall</text:p>
          </text:deletion>
        </text:changed-region>
        <text:changed-region text:id="ct94556248">
          <text:insertion>
            <office:change-info>
              <dc:creator>Miriam SSebanankita</dc:creator>
              <dc:date>2007-03-20T13:56:00</dc:date>
            </office:change-info>
          </text:insertion>
        </text:changed-region>
        <text:changed-region text:id="ct94556792">
          <text:deletion>
            <office:change-info>
              <dc:creator>Ashok Hariharan</dc:creator>
              <dc:date>2007-03-19T22:51:00</dc:date>
            </office:change-info>
            <text:p text:style-name="article-text">. by notice in the Gazette, appoint and different dates may be appointed for different provisions</text:p>
          </text:deletion>
        </text:changed-region>
        <text:changed-region text:id="ct94557336">
          <text:insertion>
            <office:change-info>
              <dc:creator>Ashok Hariharan</dc:creator>
              <dc:date>2007-03-19T22:51:00</dc:date>
            </office:change-info>
          </text:insertion>
        </text:changed-region>
        <text:changed-region text:id="ct94557880">
          <text:insertion>
            <office:change-info>
              <dc:creator>Ashok Hariharan</dc:creator>
              <dc:date>2007-03-19T22:52:00</dc:date>
            </office:change-info>
          </text:insertion>
        </text:changed-region>
        <text:changed-region text:id="ct94558424">
          <text:deletion>
            <office:change-info>
              <dc:creator>Miriam SSebanankita</dc:creator>
              <dc:date>2007-03-20T13:56:00</dc:date>
            </office:change-info>
            <text:p text:style-name="article-text"><text:s/>(b) in relation to a scheme, means such accounting period as may be prescribed in the scheme rules;</text:p>
          </text:deletion>
        </text:changed-region>
        <text:changed-region text:id="ct94525984">
          <text:insertion>
            <office:change-info>
              <dc:creator>Ashok Hariharan</dc:creator>
              <dc:date>2007-03-19T22:52:00</dc:date>
            </office:change-info>
          </text:insertion>
        </text:changed-region>
        <text:changed-region text:id="ct94526152">
          <text:deletion>
            <office:change-info>
              <dc:creator>Ashok Hariharan</dc:creator>
              <dc:date>2007-03-19T22:52:00</dc:date>
            </office:change-info>
            <text:p text:style-name="article-text">assurance</text:p>
          </text:deletion>
        </text:changed-region>
        <text:changed-region text:id="ct94526296">
          <text:insertion>
            <office:change-info>
              <dc:creator>Ashok Hariharan</dc:creator>
              <dc:date>2007-03-19T22:52:00</dc:date>
            </office:change-info>
          </text:insertion>
        </text:changed-region>
        <text:changed-region text:id="ct94526488">
          <text:insertion>
            <office:change-info>
              <dc:creator>Jerry Kamau</dc:creator>
              <dc:date>2007-03-20T13:53:00</dc:date>
            </office:change-info>
          </text:insertion>
        </text:changed-region>
        <text:changed-region text:id="ct94526632">
          <text:deletion>
            <office:change-info>
              <dc:creator>Jerry Kamau</dc:creator>
              <dc:date>2007-03-20T13:53:00</dc:date>
            </office:change-info>
            <text:p text:style-name="article-text">32;</text:p>
          </text:deletion>
        </text:changed-region>
        <text:changed-region text:id="ct94526840">
          <text:insertion>
            <office:change-info>
              <dc:creator>Jerry Kamau</dc:creator>
              <dc:date>2007-03-20T13:53:00</dc:date>
            </office:change-info>
          </text:insertion>
        </text:changed-region>
        <text:changed-region text:id="ct94527080">
          <text:insertion>
            <office:change-info>
              <dc:creator>Ashok Hariharan</dc:creator>
              <dc:date>2007-03-19T22:53:00</dc:date>
            </office:change-info>
          </text:insertion>
        </text:changed-region>
        <text:changed-region text:id="ct94672056">
          <text:deletion>
            <office:change-info>
              <dc:creator>Miriam SSebanankita</dc:creator>
              <dc:date>2007-03-20T13:55:00</dc:date>
            </office:change-info>
            <text:p text:style-name="article-text">shall</text:p>
          </text:deletion>
        </text:changed-region>
        <text:changed-region text:id="ct94672200">
          <text:insertion>
            <office:change-info>
              <dc:creator>Miriam SSebanankita</dc:creator>
              <dc:date>2007-03-20T13:55:00</dc:date>
            </office:change-info>
          </text:insertion>
        </text:changed-region>
        <text:changed-region text:id="ct94672344">
          <text:deletion>
            <office:change-info>
              <dc:creator>Miriam SSebanankita</dc:creator>
              <dc:date>2007-03-20T13:55:00</dc:date>
            </office:change-info>
            <text:p text:style-name="article-text">body</text:p>
          </text:deletion>
        </text:changed-region>
        <text:changed-region text:id="ct94672488">
          <text:insertion>
            <office:change-info>
              <dc:creator>Miriam SSebanankita</dc:creator>
              <dc:date>2007-03-20T13:55:00</dc:date>
            </office:change-info>
          </text:insertion>
        </text:changed-region>
        <text:changed-region text:id="ct94672680">
          <text:deletion>
            <office:change-info>
              <dc:creator>Jerry Kamau</dc:creator>
              <dc:date>2007-03-20T13:53:00</dc:date>
            </office:change-info>
            <text:p text:style-name="article-text">(c) borrowing or lending money: and</text:p>
            <text:p text:style-name="article-text">(d) doing or performing all other things or acts for the furtherance of the provisions of this Act. which may be lawfully done or performed by a body corporate.</text:p>
          </text:deletion>
        </text:changed-region>
        <text:changed-region text:id="ct94673528">
          <text:insertion>
            <office:change-info>
              <dc:creator>Miriam SSebanankita</dc:creator>
              <dc:date>2007-03-20T13:55:00</dc:date>
            </office:change-info>
          </text:insertion>
        </text:changed-region>
        <text:changed-region text:id="ct94673672">
          <text:insertion>
            <office:change-info>
              <dc:creator>Miriam SSebanankita</dc:creator>
              <dc:date>2007-03-20T13:56:00</dc:date>
            </office:change-info>
          </text:insertion>
        </text:changed-region>
        <text:changed-region text:id="ct94674512">
          <text:insertion>
            <office:change-info>
              <dc:creator>Jerry Kamau</dc:creator>
              <dc:date>2007-03-20T13:54:00</dc:date>
            </office:change-info>
          </text:insertion>
        </text:changed-region>
        <text:changed-region text:id="ct94674680">
          <text:insertion>
            <office:change-info>
              <dc:creator>Jerry Kamau</dc:creator>
              <dc:date>2007-03-20T13:54:00</dc:date>
            </office:change-info>
          </text:insertion>
        </text:changed-region>
        <text:changed-region text:id="ct94674824">
          <text:deletion>
            <office:change-info>
              <dc:creator>Jerry Kamau</dc:creator>
              <dc:date>2007-03-20T13:54:00</dc:date>
            </office:change-info>
            <text:p text:style-name="article-text">b</text:p>
          </text:deletion>
        </text:changed-region>
        <text:changed-region text:id="ct94527536">
          <text:insertion>
            <office:change-info>
              <dc:creator>Jerry Kamau</dc:creator>
              <dc:date>2007-03-20T13:54:00</dc:date>
            </office:change-info>
          </text:insertion>
        </text:changed-region>
        <text:changed-region text:id="ct94527680">
          <text:deletion>
            <office:change-info>
              <dc:creator>Jerry Kamau</dc:creator>
              <dc:date>2007-03-20T13:54:00</dc:date>
            </office:change-info>
            <text:p text:style-name="article-text">c</text:p>
          </text:deletion>
        </text:changed-region>
        <text:changed-region text:id="ct94527848">
          <text:deletion>
            <office:change-info>
              <dc:creator>Jerry Kamau</dc:creator>
              <dc:date>2007-03-20T13:54:00</dc:date>
            </office:change-info>
            <text:p text:style-name="article-text">(d) advise the Minister on the national policy to be followed with regard to retirement benefits schemes and to implement all Government policies relating thereto; and</text:p>
          </text:deletion>
        </text:changed-region>
        <text:changed-region text:id="ct94528016">
          <text:deletion>
            <office:change-info>
              <dc:creator>Jerry Kamau</dc:creator>
              <dc:date>2007-03-20T13:54:00</dc:date>
            </office:change-info>
            <text:p text:style-name="article-text">(e) perform such other functions as are conferred on it by this Act or by any other written law.</text:p>
          </text:deletion>
        </text:changed-region>
      </text:tracked-changes>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act-title"><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3">No. <text:variable-set text:name="ActNumber" office:value-type="string">3</text:variable-set>of 1997</text:p>
        <text:p text:style-name="P4">Date of Assent: <text:reference-mark-start text:name="ActDate"/>22<text:span text:style-name="T3">nd</text:span> August 1997<text:reference-mark-end text:name="ActDate"/></text:p>
        <text:p text:style-name="P5">Date of Commencement: <text:reference-mark-start text:name="ActCommenceDate"/>By Notice<text:reference-mark-end text:name="ActCommenceDate"/></text:p>
      </text:section>
      <text:section text:style-name="Sect1" text:name="preamble">
        <text:p text:style-name="P6">An Act of Parliament to establish a Retirement Benefits Authority for the regulation, supervision and promotion of retirement benefits schemes, the development of the retirement benefits sector and for connected purposes</text:p>
        <text:p text:style-name="P6">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1. This Act may be cited as the Retirement Benefits Act. 1997. and <text:change text:change-id="ct94177032"/><text:change-start text:change-id="ct94556248"/>will<text:change-end text:change-id="ct94556248"/> come into operation on such date as the Minister may<text:change text:change-id="ct94556792"/><text:change-start text:change-id="ct94557336"/> by n<text:change-end text:change-id="ct94557336"/><text:change-start text:change-id="ct94557880"/>otice in the monthly gazeet and different dates during different months.<text:change-end text:change-id="ct94557880"/>.</text:p>
          </text:section>
          <text:p text:style-name="article-text"/>
        </text:section>
        <text:section text:style-name="Sect1" text:name="art02-part001">
          <text:p text:style-name="article-title">Interpretation.</text:p>
          <text:section text:style-name="Sect1" text:name="clause01-art02-part001">
            <text:p text:style-name="article-text">2. In this Act, unless the context otherwise requires - </text:p>
            <text:p text:style-name="article-text">"Actuary" means a fellow of the Institute of Actuaries in F.ngland. or of the Faculty of Actuaries in Scotland, or of the Canadian Institute of Actuaries, or a person holding such equivalent qualification as the Board may, by notice in the Gazette, prescribe;</text:p>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a) in relation to the Authority, has the meaning 'assigned to it in section 19;'</text:p>
            <text:p text:style-name="article-text"><text:change text:change-id="ct94558424"/></text:p>
            <text:p text:style-name="article-text"><text:s/>(b) by inserting the following new definitions in their proper alphabetical sequence -</text:p>
            <text:p text:style-name="article-text"><text:s/>"pooled fund" <text:s/>means a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 of a scheme fund;</text:p>
            <text:p text:style-name="article-text">"member" means a member of a retirement benefits scheme and includes a person entitled to or receiving a benefit under a retirement benefits scheme;</text:p>
            <text:p text:style-name="article-text">"Minister" means the Minister for the time being responsible for matters relating to finance<text:change-start text:change-id="ct94525984"/> and administration<text:change-end text:change-id="ct94525984"/>;</text:p>
            <text:p text:style-name="article-text">"retirement benefits scheme" means any scheme or arrangement (other than a contract for life <text:change text:change-id="ct94526152"/><text:change-start text:change-id="ct94526296"/>insurance<text:change-end text:change-id="ct94526296"/>)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text:change-start text:change-id="ct94526488"/>33<text:change-end text:change-id="ct94526488"/><text:change text:change-id="ct94526632"/></text:p>
            <text:p text:style-name="article-text">"scheme rules" means the rules specifically governing the constitution and administration of a particular scheme;<text:change-start text:change-id="ct94526840"/></text:p>
            <text:p text:style-name="article-text">“SACCO” means a micofinance cooperative;<text:change-end text:change-id="ct94526840"/></text:p>
            <text:p text:style-name="article-text">"sponsor" means a person who establishes a scheme;</text:p>
            <text:p text:style-name="article-text">"Tribunal" means the Appeals Tribunal established under section 48;</text:p>
            <text:p text:style-name="article-text">"trustee" means a trustee of a scheme fund.<text:change-start text:change-id="ct94527080"/></text:p>
            <text:p text:style-name="article-text">“solicitor” means a lawyer representing the trustee.<text:change-end text:change-id="ct94527080"/></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1) There is established an Authority to be known as the Retirement Benefits Authority.</text:p>
          </text:section>
          <text:section text:style-name="Sect1" text:name="clause02-art03-part002">
            <text:p text:style-name="article-text">(2) The Authority <text:change text:change-id="ct94672056"/><text:change-start text:change-id="ct94672200"/>will<text:change-end text:change-id="ct94672200"/> be a <text:change text:change-id="ct94672344"/><text:s/>corporate<text:change-start text:change-id="ct94672488"/> body<text:change-end text:change-id="ct94672488"/> with perpetual succession and a common seal and shall in its corporate name be capable of -</text:p>
            <text:p text:style-name="article-text">(a) suing and being sued;</text:p>
            <text:p text:style-name="article-text">(b) taking, purchasing or otherwise acquiring, holding, charging or disposing of movable and immovable property;</text:p>
            <text:p text:style-name="article-text"><text:change text:change-id="ct94672680"/></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change-start text:change-id="ct94673528"/>With regional offices in Kisumu<text:change-end text:change-id="ct94673528"/><text:change-start text:change-id="ct94673672"/> and Mombasa.<text:change-end text:change-id="ct94673672"/></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a) regulate and supervise the establishment and management of retirement benefits schemes:<text:change-start text:change-id="ct94674512"/></text:p>
            <text:p text:style-name="article-text">(b) advise the Minister on the national policy to be followed with regard to retirement benefits schemes and to implement all Government policies relating thereto; and<text:change-end text:change-id="ct94674512"/></text:p>
            <text:p text:style-name="article-text">(<text:change-start text:change-id="ct94674680"/>c<text:change-end text:change-id="ct94674680"/><text:change text:change-id="ct94674824"/>) protect the interests of members and sponsors of retirement benefits schemes:</text:p>
            <text:p text:style-name="article-text">(<text:change-start text:change-id="ct94527536"/>d<text:change-end text:change-id="ct94527536"/><text:change text:change-id="ct94527680"/>) promote the development of the retirement benefits sector:</text:p>
            <text:p text:style-name="article-text"><text:change text:change-id="ct94527848"/></text:p>
            <text:p text:style-name="article-text"><text:change text:change-id="ct94528016"/></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text-properties style:font-name="Times New Roman1" fo:font-size="95%"/>
    </style:style>
    <style:style style:name="article-text" style:family="paragraph" style:parent-style-name="Standard"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shok Hariharan</meta:initial-creator>
    <meta:creation-date>2007-03-14T00:51:14</meta:creation-date>
    <dc:creator>Aaron Duke</dc:creator>
    <dc:date>2007-03-21T02:39:01</dc:date>
    <dc:language>en</dc:language>
    <meta:editing-cycles>59</meta:editing-cycles>
    <meta:editing-duration>PT17H4M0S</meta:editing-duration>
    <meta:user-defined meta:name="Info 1"/>
    <meta:user-defined meta:name="Info 2"/>
    <meta:user-defined meta:name="Info 3"/>
    <meta:user-defined meta:name="Info 4"/>
    <meta:document-statistic meta:table-count="0" meta:image-count="0" meta:object-count="0" meta:page-count="3" meta:paragraph-count="62" meta:word-count="786" meta:character-count="4957"/>
  </office:meta>
</office:document-meta>
</file>

<file path=Basic/Standard/Common.xml><?xml version="1.0" encoding="utf-8"?>
<!DOCTYPE module  PUBLIC '-//OpenOffice.org//DTD OfficeDocument 1.0//EN'  'module.dtd'>
<script:module xmlns:script="http://openoffice.org/2000/script" script:name="Common" script:language="StarBasic">REM  *****  BASIC  *****

Function Connect(dbName as String) ' name of registered datasource
	Dim dbx 
	On error goto errHandler
	dbx = createUnoService("com.sun.star.sdb.DatabaseContext")
	oConnection = dbx.getByName(dbName).GetConnection("","")
	Connect = True
	Exit Function
	errHandler:
	Msgbox("Failed to open connection = " + dbName)
	Connect = False
End Function

Function CloseConnect()
	On error goto errHandler
	oConnection.close()
	oConnection.dispose()
	CloseConnect=True
	Exit Function
	errHandler:
	Msgbox ("Failed to close connection")
	CloseConnect = False
End Function


Public Function ProperCase(strText As String) As String 'Capitalize all first characters of the input string 'and set all the others to lowercase
    On Error GoTo Err_ProperCase
    
    Dim I As Integer, intLen As Integer, strTemp As String, strFinal As String
    Dim isSpace As Boolean
    strTemp = LCase(Trim(strText))
    intLen = Len(Trim(strText))
    strFinal = String(intLen, " ")
    isSpace = True
    For I = 1 To intLen
        If Mid(strTemp, I, 1) = Chr(32) Then
            strFinal = Mid(strFinal, 1, I - 1) &amp; Chr(32) &amp; Mid(strFinal, I + 1)
            isSpace = True
        ElseIf isSpace Then
            strFinal = Mid(strFinal, 1, I - 1) &amp; UCase(Mid(strTemp, I, 1)) &amp; Mid(strFinal, I + 1)
            isSpace = False
        Else
            strFinal = Mid(strFinal, 1, I - 1) &amp; Mid(strTemp, I, 1) &amp; Mid(strFinal, I + 1)
        End If
    Next I
    ProperCase = strFinal
    
Exit_ProperCase:
    Exit Function
    
Err_ProperCase:
    MsgBox Err.Description &amp; vbCrLf &amp; strText, vbInformation, "ProperCase function"
End Function


Function ReplaceSubstring(sourcestr As String, fromstr As String, tostr As String) As String
   ' This function replaces characters in a string. Take all the occurrences of "fromstr"
   ' in the source string and replace them with "tostr"
   Dim tempstr As String
   Dim convstr As String
   Dim i As Long
   Dim length As Long
   tempstr = sourcestr
   If Len(fromstr) = 0 Then
      ReplaceSubstring = sourcestr
      Exit Function
   End If
   If Instr(tostr, fromstr) &lt;&gt; 0 Then ' If, for example, "\" is being replaced with "\\"
      ' Find a character (or set) that is not in the source string.
      ' Try the extended characters (over 128 ASCII)
      i = 128
      length = 1
      convstr = ""
      While convstr = ""
         If Instr(tempstr, String$(length, Chr$(i))) = 0 Then convstr = String$(length, Chr$(i))
         i = i + 1
         If i = 256 Then ' If all the extended characters were in there
            length = length + 1 ' Start over, but try 2 extended characters (or 3 or 4)
            i = 128
         End If
      Wend
      ' Go through tempstr twice - once replacing fromstr with the computed
      ' string, then replacing the computed string with tostr
      While Instr(tempstr, fromstr) &lt;&gt; 0
         tempstr = Left(tempstr, Instr(tempstr, fromstr)-1) &amp; convstr _
         &amp; Mid(tempstr, Instr(tempstr, fromstr)+Len(fromstr))
      Wend
      While Instr(tempstr, convstr) &lt;&gt; 0
         tempstr = Left(tempstr, Instr(tempstr, convstr)-1) &amp; tostr _
         &amp; Mid(tempstr, Instr(tempstr, convstr)+Len(convstr))
      Wend
   Else ' It's a normal replace substring call - fromstr is not part of tostr
      While Instr(tempstr, fromstr) &lt;&gt; 0
         tempstr = Left(tempstr, Instr(tempstr, fromstr)-1) &amp; tostr _
         &amp; Mid(tempstr, Instr(tempstr, fromstr)+Len(fromstr))
      Wend
   End If
   ReplaceSubstring = tempstr
End Function

Function properSectionName (sectionName as String)
	

	dim sectionArr()
	dim sectionumber as string, sectionCharName as string
	sectionArr() = Split(sectionName, "-")
	dim sectionstr as string
	sectionstr = ""
	Dim i as integer
	
	For i=0 to UBound(sectionArr)
		Dim sectionName as String
		sectionName = sectionArr(i)
		Dim iIndex as integer
		iIndex = 1
		Do while iIndex &lt;= Len(sectionName)
			Dim charSectionName
			charSectionName = Mid$ (sectionName, iIndex, 1)
			if (IsNumeric(charSectionName)) Then
				sectionnumber = Mid (sectionName, iIndex, Len (sectionName) - iIndex + 1)
				sectionname = Mid (sectionname, 1, iIndex - 1)
				Exit Do
			End If
			iIndex = iIndex + 1
		Loop
		
		if (sectionname = "art") then
			sectionname="Article"
		end if

		if (sectionstr = "") then
			sectionstr = sectionstr + ProperCase(sectionname)+ " "+ CStr(CLng(sectionnumber))
		else
			sectionstr = sectionstr + " , "+ 	 ProperCase(sectionname)+ " "+ CStr(CInt(sectionnumber))
		end if	
	Next i
	properSectionName = sectionstr
End Function

Global Const path_to_workspace="file:///e:/BungeniOOoWorkspace/"
Global oConnection
</script:module>
</file>

<file path=Basic/Standard/Test.xml><?xml version="1.0" encoding="utf-8"?>
<!DOCTYPE module  PUBLIC '-//OpenOffice.org//DTD OfficeDocument 1.0//EN'  'module.dtd'>
<script:module xmlns:script="http://openoffice.org/2000/script" script:name="Test" script:language="StarBasic">REM  *****  BASIC  *****

Sub TestSectionNameSetter
	properSectionName ("clause001")
End Sub

Sub TestMid
Dim miStr

miStr = Mid$ ("clause001", 1, 1)

Msgbox miStr	
End Sub
</script:module>
</file>

<file path=Basic/Standard/billDocumentTracked.xml><?xml version="1.0" encoding="utf-8"?>
<!DOCTYPE module  PUBLIC '-//OpenOffice.org//DTD OfficeDocument 1.0//EN'  'module.dtd'>
<script:module xmlns:script="http://openoffice.org/2000/script" script:name="billDocumentTracked" script:language="StarBasic">REM  *****  BASIC  *****

Sub Main
	Dim trackCursor
	Dim trackChangesArr()
'
'0 - change id
'1 - change by
'2 - date
'3 - type 
'4 - changed text
'5 - position
'
	trackChangesArr = DimArray (0, 5)
	
	Dim changeId, changeBy, changeDate, changeType, changedText, changePosition
	Dim noOfTrackChanges as Integer, changeState as String
	
	oDoc = ThisComponent
	oViewCursor = oDoc.CurrentController.ViewCursor
	oContWin = oDoc.CurrentController.Frame.ContainerWindow

	oRedLines = oDoc.Redlines
	
	noOfTrackChanges = oRedLines.Count
	
	Dim oConnect , oStatement
	Connect("billamendments")
	
	oStatement = oConnection.createStatement
	
	oStatement.executeUpdate ("delete from tbl_changes_tmp")
	
	
	for k=0 to oRedLines.Count-1
  		Dim containedSectionname as String
 
		  oRedLine = oRedLines.getByIndex(k)
  
  
  			oViewCursor.gotoRange(oRedLine.RedlineStart, false)
 		     oViewCursor.gotoRange(oRedLine.RedlineEnd, true)
 			 trackCursor = oViewCursor.Text.createTextCursorByRange(oViewCursor)
 		 if (Not IsEmpty(trackCursor.TextSection) ) then 
			  	Dim trackSection 
 		 	trackSection = trackCursor.TextSection
  			containedSectionname = trackSection.Name
 		 end if
	 ' Msgbox containedSectionname
 ' XRay trackCursor
  'XRay oViewCursor
 	 Dim paragraphNumber as String
	 Dim redLineIdentifier as String, redLinePlacement as String
	 redLineIdentifier = oRedLine.RedlineIdentifier
	 paragraphNumber = FindParagraphNumber (redLineIdentifier)
  
  	 changeId = CStr(k + 1)
  	 changeBy = oRedLine.RedlineAuthor
  	 changeDate = oRedLine.RedlineDateTime.Hours &amp; ":"  &amp; oRedLine.RedlineDateTime.Minutes &amp; " " &amp; oRedLine.RedlineDateTime.Day &amp; "." &amp; oRedLine.RedlineDateTime.Month &amp; "." &amp; oRedLine.RedlineDateTime.Year 
  	 changeType = oRedLine.RedlineType
  	 changedText = oViewCursor.String
  	 changePosition = containedSectionname &amp; "~" &amp; paragraphNumber
  
 	 If (k &gt; 0 ) then	
  		Redim preserve trackChangesArr(k , 5)
  	 End If	  
		changeBy = cleanSQL(changeBy)
		changeDate = cleanSQL (changeDate)
		changeType = cleanSQL (changeType)
		changedText = cleanSQL (changedText)
		changePosition = cleanSQL (changePosition)
		
 	 trackChangesArr(k, 0) = changeId
  	 trackChangesArr(k, 1) = changeBy
  	 trackChangesArr(k, 2) = changeDate
  	 trackChangesArr(k, 3) = changeType
  	 trackChangesArr(k, 4) = changedText
  	 trackChangesArr(k, 5) = changePosition
  	 Dim strSQL
  	 strSQL = "insert into tbl_changes_tmp (change_id, change_mp, position, amendment_type, change_date, modification)" &amp; "values (" &amp; changeId &amp; ",'" &amp;  changeBy &amp;  "','"  &amp;  changePosition &amp; "', '"  &amp; changeType &amp; "','" &amp; changeDate &amp; "','" &amp;   changedText &amp; "' )" 
 
 	oStatement.executeUpdate (strSQL)

  
 	 sDum = oRedLine.RedlineType &amp; " " &amp; oViewCursor.String &amp; Chr(10)
  	sDum = sDum &amp; "by: " &amp; oRedLine.RedlineAuthor &amp; Chr(10)
  	sDum = sDum &amp; "in paragraph number = " &amp; paragraphNumber &amp; Chr(10)
  	sDum = sDum &amp; "in section name = " &amp; containedSectionname &amp; Chr(10)
  	sDum = sDum &amp; "at: " &amp; oRedLine.RedlineDateTime.Hours &amp; ":"  &amp; oRedLine.RedlineDateTime.Minutes &amp; " " &amp; oRedLine.RedlineDateTime.Day &amp; "." &amp; oRedLine.RedlineDateTime.Month &amp; "." &amp; oRedLine.RedlineDateTime.Year &amp; Chr(10)
  	sDum = sDum &amp; Chr(10) &amp; "Accept (yes), decline (no), or leave as is (cancel) ? " &amp; Chr(10)

  'call oContWin.toFront() ' just for convenience when running from Basic IDE
  'lRet = msgbox(sDum, 3, "Tracking changes ...")

  'select case lRet
  'case 6 'yes 
  'case 7 'no
  'end select 
  
  
  
  next k

 

  CloseConnect()
	outputAmendedList("MarshalledList_Plain")
	
End Sub 

Function cleanSQL(strField as String)
	cleanSQL = ReplaceSubString(ReplaceSubString(strField, "'", "''"), "\n", chr$(10))
End Function

Sub outputAmendedDocument
	outputAmendedList ("MarshalledList_Plain")

End Sub

Function outputAmendedList (outputTemplate as String)

  Dim newDoc, marshalledListTables, oStatement, oResults
  Dim arrMemberOfParliaments()
  	
  newDoc = NewMarshalledListDocument (outputTemplate)
  Connect("billamendments")
  
  oStatement = oConnection.createStatement
  oResults = oStatement.executeQuery ("select distinct change_mp from tbl_changes_tmp order by change_mp")
  Dim iRecordNumber
   iRecordNumber = 0

   If Not Isnull(oResults) Then
   		While (oResults.next)
   			Redim preserve arrMemberOfParliaments(iRecordNumber)
   			arrMemberOfParliaments(iRecordNumber) = oResults.getString(1) 		
   			PutAuthorsinDocument(newDoc, arrMemberOfParliaments(iRecordNumber), iRecordNumber)
   			iRecordNumber = iRecordNumber + 1
   		Wend
   	end if
   	
  oResults.Dispose
  
  
  oResults = oStatement.executeQuery ("select change_id, change_mp, position, amendment_type,change_date, modification   from tbl_changes_tmp order by change_id ")
 iRecordNumber = 0
 	If Not IsNull(oResults) Then
		While (oResults.next)
			'name of mp, add it to the combo box
			'mp_name = oResults.getString(2)
			Dim no_of_columns as Integer
			Dim i as integer
			no_of_columns = oResults.Columns.Count
			Dim arrRecord()
			
			arrRecord = DimArray(no_of_columns - 1)
			
			for i=0 to no_of_columns - 1
				arrRecord (i) = oResults.getString(i+1)
				
			next i
			PutTextInDocument (newDoc, arrRecord, iRecordNumber)	
			iRecordNumber = iRecordNumber + 1
		Wend
	End If
		oResults.Dispose
	
 	CloseConnect()
 
End Function 


Function PutAuthorsinDocument (oDoc as Variant, authorName as Variant, iRecordNumber as variant)
	Dim oText, oCursor, oSection, marshalledListTables
	
	  marshalledListTables = oDoc.getTextTables().getByName("MarshalledListAuthors")
  if (iRecordNumber &gt; 0) then 
 	 marshalledListTables.getRows().InsertByIndex (1+iRecordNumber, 1)
  end if
  
   Dim colorDeleted
  Dim colorInserted
  
  colorDeleted = RGB (255, 255, 232 )
  colorInserted = RGB (234, 246, 232)
	Dim oNumberCell, oCell

	  	oNumberCell = marshalledListTables.getCellByPosition(0, iRecordNumber+1)
    	oCell = marshalledListTables.getCellByPosition(1, iRecordNumber+1)
      	Dim numberCellText, cellText, trackedChangesText
   	  	'XRay oCell
   	  	numberCellText = oNumberCell.getText()
   	  	cellText = oCell.getText()
   	  	numberCellText.setString(CStr(iRecordNumber+1))
   	  	celltext.setString( authorName)
   		'XRay cellText		  			
  	 
   ' Create some text in writer.
   'InsertString( oCursor, arrRecord(0) )
   'oCursor.ParaStyleName = "Heading 1"
   'InsertParaBreak( oCursor )
   'InsertString( oCursor, arrRecord(1) )
   'oCursor.ParaStyleName = "Heading 2"
   'InsertParaBreak( oCursor )
  ' InsertString( oCursor, arrRecord(2) )
  ' oCursor.ParaStyleName = "Heading 3"
   
    
End Function



Function PutTextinDocument (oDoc as Variant, trackChangesArr as Variant, iRecordNumber as variant)
	Dim oText, oCursor, oSection, marshalledListTables
	
	  marshalledListTables = oDoc.getTextTables().getByName("MarshalledListTable")
  if (iRecordNumber &gt; 0) then 
 	 marshalledListTables.getRows().InsertByIndex (1+iRecordNumber, 1)
  end if
  
   Dim colorDeleted
  Dim colorInserted
  
  colorDeleted = RGB (255, 255, 232 )
  colorInserted = RGB (234, 246, 232)
	Dim oCell

	  
    	oCell = marshalledListTables.getCellByPosition(0, iRecordNumber+1)
      	Dim cellText, trackedChangesText
   	  	'XRay oCell
   	  	
   	  	cellText = oCell.getText()
   	  	
   	  	Dim ocur
   	  	ocur = celltext.CreateTextCursor()
   	'  	InsertString (ocur, Join (trackChangesArr(),Chr$(10)))
   	'XRay cellText		  			
  	 
  	 dim changeOrder, changeAuthor, changePosition, changeType, changeDate, changeText
  	 changeOrder = trackChangesArr(0)
  	 changeAuthor = trackChangesArr(1) 	
  	 changePosition = trackChangesArr(2)
  	 changeType = trackChangesArr(3) 	 
  	 changeDate = trackChangesArr(4)
  	 changeText = trackChangesArr(5)
  	 
  	 Dim arrPosition, charTextColor
  	 arrPosition =  Split(changePosition , "~")
  	  changePosition=properSectionName(arrPosition(0))
  	  
  	   if (changeType = "Delete") then
  	   	cellText.BackColor = colorDeleted
  	   	charTextColor = RGB (255,0, 0)
  	   else
  	   	cellText.BackColor = colorInserted
  	   	charTextColor = RGB (0,0, 255)
  	   end if	  
 
 	ocur.CharColor = RGB( 255, 128, 0 )	
	ocur.CharWeight = com.sun.star.awt.FontWeight.BOLD 
 	InsertString(ocur, "Amendment submitted By:")
 	'ocur.ParaStyleName= "amendment-heading"
 	'InsertLineBreak(ocur) 
	InsertString(ocur, changeAuthor)
	InsertString(ocur, " On ")
	InsertString(ocur, changeDate)
	
 	InsertLineBreak(ocur) 

	ocur.CharColor = RGB( 0, 0, 0 )	
	ocur.CharWeight = com.sun.star.awt.FontWeight.SEMIBOLD 
	
	InsertString(ocur, "In ")
 	InsertString(ocur, changePosition &amp; " : Paragraph number " &amp; arrPosition(1))
 	InsertLineBreak(ocur) 

 	InsertString(ocur, changeType)
 	InsertLineBreak(ocur) 

	ocur.CharPosture = com.sun.star.awt.FontSlant.ITALIC 
	ocur.CharColor = charTextColor
  	InsertString(ocur,""" " &amp; changeText &amp; " """)
 	InsertLineBreak(ocur) 

   ' Create some text in writer.
   'InsertString( oCursor, arrRecord(0) )
   'oCursor.ParaStyleName = "Heading 1"
   'InsertParaBreak( oCursor )
   'InsertString( oCursor, arrRecord(1) )
   'oCursor.ParaStyleName = "Heading 2"
   'InsertParaBreak( oCursor )
  ' InsertString( oCursor, arrRecord(2) )
  ' oCursor.ParaStyleName = "Heading 3"
    PuTextinDocument = "End"
    
End Function

Sub InsertString( oCursor, cString )
   oText = oCursor.getText()
   oText.insertString( oCursor, cString, False )
End Sub

Sub InsertLineBreak( oCursor )
   oText = oCursor.getText()
   oText.insertControlCharacter( oCursor, com.sun.star.text.ControlCharacter.LINE_BREAK, False )
End Sub

Sub InsertParaBreak( oCursor )
   oText = oCursor.getText()
   oText.insertControlCharacter( oCursor, com.sun.star.text.ControlCharacter.PARAGRAPH_BREAK, False )
End Sub

Sub InsertPageBreak( oCursor )
   oText = oCursor.getText()
   oText.insertControlCharacter( oCursor, com.sun.star.text.ControlCharacter.PARAGRAPH_BREAK, False )
   oCursor.BreakType = com.sun.star.style.BreakType.PAGE_BEFORE
End Sub 

Function FindInSection (redlineId as String, sectionName as String)
	Dim oSect, sectionCuror
	oSect = ThisComponent.getTextSections().getByName(sectionName)
	sectionCursor = ThisComponent.getText().createTextCursor()
	sectionCursor.gotoRange(oSect.getAnchor(), False)
	Dim sectionEnum, oContent
	sectionEnum = sectionCursor.getText().createEnumeration("com.sun.star.text.Paragraph")
	
	Do while (sectionEnum.hasMoreElements())
		oContent = sectionEnum.nextElement()
		XRay oContent
		MsgBox Join(oContent.getAvailableServiceNames(), CHR$(10)  )
		  If oContent.getPropertySetInfo().hasPropertyByName("RedlineType") Then
    	      MsgBox "(2) The current block contains a redline."
          
        	End If
	Loop
	
	
End Function


Function FindParagraphNumber (redLineId as String)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REM This will find them, however. Very odd indeed!
        If oSection.getPropertySetInfo().hasPropertyByName("RedlineType") Then
        	Dim paraCount
          if (fromMainI = False) then
	      	 i = i - 1
	      	 fromMainI = True
	      end if
	      if (oSection.RedlineIdentifier = redLineId ) then 
         	 FindParagraphNumber = CStr(i*-1)
         	 Exit Function
          end if
        End If
      Loop
    End If
  Loop
End Function


Sub MainRedLine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If oSection.supportsService("com.sun.star.text.RedlinePortion") Then
         MsgBox "The current block contains a redline."
        End If
       
        REM This will find them, however. Very odd indeed!
        If oSection.getPropertySetInfo().hasPropertyByName("RedlineType") Then
        	Dim paraCount
          if (fromMainI = False) then
	      	 i = i - 1
	      	 fromMainI = True
	      end if
	      
          MsgBox "(2) The current block contains a redline. the current block is in pargaph number : " &amp; CStr(i) &amp; " with id = " &amp; oSection.RedlineIdentifier
          
        End If
      Loop
    End If
  Loop
End Sub


Function NewMarshalledListDocument (templateName as String)
  Dim oDoc
  Dim sPath$
  Dim a(1) As New com.sun.star.beans.PropertyValue
  a(0).Name = "AsTemplate"
  a(0).Value = true
 a(1).Name = "MacroExecutionMode"
 a(1).Value = com.sun.star.document.MacroExecMode.ALWAYS_EXECUTE
  sPath$ = path_to_workspace+"templates/" &amp; templateName &amp; ".ott"
  oDoc = StarDesktop.LoadComponentFromUrl(sPath$, "_blank" , 0, a())

 NewMarshalledListDocument = oDoc

End Function

Sub TestDimArray
Dim arr()

arr = DimArray (0, 5)
arr (0, 0) = "0,0"
arr (0, 1) = "0, 1"

Redim preserve arr (2, 5)
Msgbox "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illDocumentTracked"/>
  <library:element library:name="Common"/>
  <library:element library:name="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